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102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4535in"/>
    </style:style>
    <style:style style:name="co4" style:family="table-column">
      <style:table-column-properties fo:break-before="auto" style:column-width="0.7in"/>
    </style:style>
    <style:style style:name="co5" style:family="table-column">
      <style:table-column-properties fo:break-before="auto" style:column-width="0.4102in"/>
    </style:style>
    <style:style style:name="co6" style:family="table-column">
      <style:table-column-properties fo:break-before="auto" style:column-width="0.1638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trong1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number-columns-repeated="10" table:default-cell-style-name="Default"/>
        <table:table-row table:style-name="ro1">
          <table:table-cell table:number-columns-repeated="3"/>
          <table:table-cell table:style-name="Default"/>
          <table:table-cell table:number-columns-repeated="3"/>
          <table:table-cell office:value-type="string" calcext:value-type="string">
            <text:p>avg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run1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user</text:p>
          </table:table-cell>
          <table:table-cell/>
          <table:table-cell office:value-type="string" calcext:value-type="string">
            <text:p>system</text:p>
          </table:table-cell>
          <table:table-cell/>
          <table:table-cell office:value-type="string" calcext:value-type="string">
            <text:p>elapsed</text:p>
          </table:table-cell>
          <table:table-cell/>
          <table:table-cell office:value-type="string" calcext:value-type="string">
            <text:p>cpu</text:p>
          </table:table-cell>
          <table:table-cell/>
        </table:table-row>
        <table:table-row table:style-name="ro1">
          <table:table-cell office:value-type="string" calcext:value-type="string">
            <text:p>serial</text:p>
          </table:table-cell>
          <table:table-cell office:value-type="float" office:value="2623.35" calcext:value-type="float">
            <text:p>2623.35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<text:s/>43:43.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</text:p>
          </table:table-cell>
          <table:table-cell table:formula="of:=[.D3]*86400" office:value-type="float" office:value="2623.68" calcext:value-type="float">
            <text:p>2623.68</text:p>
          </table:table-cell>
          <table:table-cell office:value-type="string" calcext:value-type="string">
            <text:p>serial</text:p>
          </table:table-cell>
          <table:table-cell table:formula="of:=ROUND(([.B3]+[.B19]+[.B35])/3;2)" office:value-type="float" office:value="2624.7" calcext:value-type="float">
            <text:p>2624.7</text:p>
          </table:table-cell>
          <table:table-cell table:formula="of:=(MAX([.B3];[.B19];[.B35]) - MIN([.B3];[.B19];[.B35]) )/2" office:value-type="float" office:value="1.03500000000008" calcext:value-type="float">
            <text:p>1.03500000000008</text:p>
          </table:table-cell>
          <table:table-cell table:formula="of:=ROUND(([.C3]+[.C19]+[.C35])/3;2)" office:value-type="float" office:value="0.02" calcext:value-type="float">
            <text:p>0.02</text:p>
          </table:table-cell>
          <table:table-cell table:formula="of:=(MAX([.C3];[.C19];[.C35]) - MIN([.C3];[.C19];[.C35]) )/2" office:value-type="float" office:value="0.035" calcext:value-type="float">
            <text:p>0.035</text:p>
          </table:table-cell>
          <table:table-cell table:style-name="ce2" table:formula="of:=ROUND(([.G3]+[.G19]+[.G35])/3;2)" office:value-type="float" office:value="2624.97" calcext:value-type="float">
            <text:p>2624.97</text:p>
          </table:table-cell>
          <table:table-cell table:style-name="ce2" table:formula="of:=ROUND((MAX([.G3];[.G19];[.G35]) -  MIN([.G3];[.G19];[.G35])  )/2;2)" office:value-type="float" office:value="0.99" calcext:value-type="float">
            <text:p>0.99</text:p>
          </table:table-cell>
          <table:table-cell table:formula="of:=ROUND(([.E3]+[.E19]+[.E35])/3;2)" office:value-type="float" office:value="99" calcext:value-type="float">
            <text:p>99</text:p>
          </table:table-cell>
          <table:table-cell table:formula="of:=(MAX([.E3];[.E19];[.E35]) - MIN([.E3];[.E19];[.E35]) )/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rallel1</text:p>
          </table:table-cell>
          <table:table-cell office:value-type="float" office:value="2630.98" calcext:value-type="float">
            <text:p>2630.98</text:p>
          </table:table-cell>
          <table:table-cell office:value-type="float" office:value="2.79" calcext:value-type="float">
            <text:p>2.79</text:p>
          </table:table-cell>
          <table:table-cell office:value-type="string" calcext:value-type="string">
            <text:p><text:s/>43:50.1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table:formula="of:=[.D4]*86400" office:value-type="float" office:value="2630.17" calcext:value-type="float">
            <text:p>2630.17</text:p>
          </table:table-cell>
          <table:table-cell office:value-type="float" office:value="1" calcext:value-type="float">
            <text:p>1</text:p>
          </table:table-cell>
          <table:table-cell table:formula="of:=ROUND(([.B4]+[.B20]+[.B36])/3;2)" office:value-type="float" office:value="2630.21" calcext:value-type="float">
            <text:p>2630.21</text:p>
          </table:table-cell>
          <table:table-cell table:formula="of:=(MAX([.B4];[.B20];[.B36]) - MIN([.B4];[.B20];[.B36]) )/2" office:value-type="float" office:value="0.940000000000055" calcext:value-type="float">
            <text:p>0.940000000000055</text:p>
          </table:table-cell>
          <table:table-cell table:formula="of:=ROUND(([.C4]+[.C20]+[.C36])/3;2)" office:value-type="float" office:value="1.91" calcext:value-type="float">
            <text:p>1.91</text:p>
          </table:table-cell>
          <table:table-cell table:formula="of:=(MAX([.C4];[.C20];[.C36]) - MIN([.C4];[.C20];[.C36]) )/2" office:value-type="float" office:value="1.315" calcext:value-type="float">
            <text:p>1.315</text:p>
          </table:table-cell>
          <table:table-cell table:style-name="ce2" table:formula="of:=ROUND(([.G4]+[.G20]+[.G36])/3;2)" office:value-type="float" office:value="2629.82" calcext:value-type="float">
            <text:p>2629.82</text:p>
          </table:table-cell>
          <table:table-cell table:style-name="ce2" table:formula="of:=ROUND((MAX([.G4];[.G20];[.G36]) -  MIN([.G4];[.G20];[.G36])  )/2;2)" office:value-type="float" office:value="0.3" calcext:value-type="float">
            <text:p>0.3</text:p>
          </table:table-cell>
          <table:table-cell table:formula="of:=ROUND(([.E4]+[.E20]+[.E36])/3;2)" office:value-type="float" office:value="99.67" calcext:value-type="float">
            <text:p>99.67</text:p>
          </table:table-cell>
          <table:table-cell table:formula="of:=(MAX([.E4];[.E20];[.E36]) - MIN([.E4];[.E20];[.E36]) )/2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parallel4</text:p>
          </table:table-cell>
          <table:table-cell office:value-type="float" office:value="2638.67" calcext:value-type="float">
            <text:p>2638.67</text:p>
          </table:table-cell>
          <table:table-cell office:value-type="float" office:value="3.08" calcext:value-type="float">
            <text:p>3.08</text:p>
          </table:table-cell>
          <table:table-cell office:value-type="string" calcext:value-type="string">
            <text:p><text:s/>11:00.4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<text:s/></text:p>
          </table:table-cell>
          <table:table-cell table:formula="of:=[.D5]*86400" office:value-type="float" office:value="660.4" calcext:value-type="float">
            <text:p>660.4</text:p>
          </table:table-cell>
          <table:table-cell office:value-type="float" office:value="4" calcext:value-type="float">
            <text:p>4</text:p>
          </table:table-cell>
          <table:table-cell table:formula="of:=ROUND(([.B5]+[.B21]+[.B37])/3;2)" office:value-type="float" office:value="2641.52" calcext:value-type="float">
            <text:p>2641.52</text:p>
          </table:table-cell>
          <table:table-cell table:formula="of:=(MAX([.B5];[.B21];[.B37]) - MIN([.B5];[.B21];[.B37]) )/2" office:value-type="float" office:value="6.54499999999985" calcext:value-type="float">
            <text:p>6.54499999999985</text:p>
          </table:table-cell>
          <table:table-cell table:formula="of:=ROUND(([.C5]+[.C21]+[.C37])/3;2)" office:value-type="float" office:value="3.09" calcext:value-type="float">
            <text:p>3.09</text:p>
          </table:table-cell>
          <table:table-cell table:formula="of:=(MAX([.C5];[.C21];[.C37]) - MIN([.C5];[.C21];[.C37]) )/2" office:value-type="float" office:value="0.01" calcext:value-type="float">
            <text:p>0.01</text:p>
          </table:table-cell>
          <table:table-cell table:style-name="ce2" table:formula="of:=ROUND(([.G5]+[.G21]+[.G37])/3;2)" office:value-type="float" office:value="660.79" calcext:value-type="float">
            <text:p>660.79</text:p>
          </table:table-cell>
          <table:table-cell table:style-name="ce2" table:formula="of:=ROUND((MAX([.G5];[.G21];[.G37]) -  MIN([.G5];[.G21];[.G37])  )/2;2)" office:value-type="float" office:value="1.88" calcext:value-type="float">
            <text:p>1.88</text:p>
          </table:table-cell>
          <table:table-cell table:formula="of:=ROUND(([.E5]+[.E21]+[.E37])/3;2)" office:value-type="float" office:value="400" calcext:value-type="float">
            <text:p>400</text:p>
          </table:table-cell>
          <table:table-cell table:formula="of:=(MAX([.E5];[.E21];[.E37]) - MIN([.E5];[.E21];[.E37]) )/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rallel8</text:p>
          </table:table-cell>
          <table:table-cell office:value-type="float" office:value="2643.1" calcext:value-type="float">
            <text:p>2643.1</text:p>
          </table:table-cell>
          <table:table-cell office:value-type="float" office:value="3.73" calcext:value-type="float">
            <text:p>3.73</text:p>
          </table:table-cell>
          <table:table-cell office:value-type="string" calcext:value-type="string">
            <text:p><text:s/>5:30.62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<text:s/></text:p>
          </table:table-cell>
          <table:table-cell table:formula="of:=[.D6]*86400" office:value-type="float" office:value="330.62" calcext:value-type="float">
            <text:p>330.62</text:p>
          </table:table-cell>
          <table:table-cell office:value-type="float" office:value="8" calcext:value-type="float">
            <text:p>8</text:p>
          </table:table-cell>
          <table:table-cell table:formula="of:=ROUND(([.B6]+[.B22]+[.B38])/3;2)" office:value-type="float" office:value="2644.6" calcext:value-type="float">
            <text:p>2644.6</text:p>
          </table:table-cell>
          <table:table-cell table:formula="of:=(MAX([.B6];[.B22];[.B38]) - MIN([.B6];[.B22];[.B38]) )/2" office:value-type="float" office:value="2.125" calcext:value-type="float">
            <text:p>2.125</text:p>
          </table:table-cell>
          <table:table-cell table:formula="of:=ROUND(([.C6]+[.C22]+[.C38])/3;2)" office:value-type="float" office:value="3.45" calcext:value-type="float">
            <text:p>3.45</text:p>
          </table:table-cell>
          <table:table-cell table:formula="of:=(MAX([.C6];[.C22];[.C38]) - MIN([.C6];[.C22];[.C38]) )/2" office:value-type="float" office:value="0.47" calcext:value-type="float">
            <text:p>0.47</text:p>
          </table:table-cell>
          <table:table-cell table:style-name="ce2" table:formula="of:=ROUND(([.G6]+[.G22]+[.G38])/3;2)" office:value-type="float" office:value="330.86" calcext:value-type="float">
            <text:p>330.86</text:p>
          </table:table-cell>
          <table:table-cell table:style-name="ce2" table:formula="of:=ROUND((MAX([.G6];[.G22];[.G38]) -  MIN([.G6];[.G22];[.G38])  )/2;2)" office:value-type="float" office:value="0.28" calcext:value-type="float">
            <text:p>0.28</text:p>
          </table:table-cell>
          <table:table-cell table:formula="of:=ROUND(([.E6]+[.E22]+[.E38])/3;2)" office:value-type="float" office:value="799.67" calcext:value-type="float">
            <text:p>799.67</text:p>
          </table:table-cell>
          <table:table-cell table:formula="of:=(MAX([.E6];[.E22];[.E38]) - MIN([.E6];[.E22];[.E38]) )/2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parallel12</text:p>
          </table:table-cell>
          <table:table-cell office:value-type="float" office:value="2645.21" calcext:value-type="float">
            <text:p>2645.21</text:p>
          </table:table-cell>
          <table:table-cell office:value-type="float" office:value="3.03" calcext:value-type="float">
            <text:p>3.03</text:p>
          </table:table-cell>
          <table:table-cell office:value-type="string" calcext:value-type="string">
            <text:p><text:s/>3:40.81</text:p>
          </table:table-cell>
          <table:table-cell office:value-type="float" office:value="1199" calcext:value-type="float">
            <text:p>1199</text:p>
          </table:table-cell>
          <table:table-cell office:value-type="string" calcext:value-type="string">
            <text:p><text:s/></text:p>
          </table:table-cell>
          <table:table-cell table:formula="of:=[.D7]*86400" office:value-type="float" office:value="220.81" calcext:value-type="float">
            <text:p>220.81</text:p>
          </table:table-cell>
          <table:table-cell office:value-type="float" office:value="12" calcext:value-type="float">
            <text:p>12</text:p>
          </table:table-cell>
          <table:table-cell table:formula="of:=ROUND(([.B7]+[.B23]+[.B39])/3;2)" office:value-type="float" office:value="2661.22" calcext:value-type="float">
            <text:p>2661.22</text:p>
          </table:table-cell>
          <table:table-cell table:formula="of:=(MAX([.B7];[.B23];[.B39]) - MIN([.B7];[.B23];[.B39]) )/2" office:value-type="float" office:value="15.355" calcext:value-type="float">
            <text:p>15.355</text:p>
          </table:table-cell>
          <table:table-cell table:formula="of:=ROUND(([.C7]+[.C23]+[.C39])/3;2)" office:value-type="float" office:value="3.61" calcext:value-type="float">
            <text:p>3.61</text:p>
          </table:table-cell>
          <table:table-cell table:formula="of:=(MAX([.C7];[.C23];[.C39]) - MIN([.C7];[.C23];[.C39]) )/2" office:value-type="float" office:value="0.655" calcext:value-type="float">
            <text:p>0.655</text:p>
          </table:table-cell>
          <table:table-cell table:style-name="ce2" table:formula="of:=ROUND(([.G7]+[.G23]+[.G39])/3;2)" office:value-type="float" office:value="222.88" calcext:value-type="float">
            <text:p>222.88</text:p>
          </table:table-cell>
          <table:table-cell table:style-name="ce2" table:formula="of:=ROUND((MAX([.G7];[.G23];[.G39]) -  MIN([.G7];[.G23];[.G39])  )/2;2)" office:value-type="float" office:value="2.14" calcext:value-type="float">
            <text:p>2.14</text:p>
          </table:table-cell>
          <table:table-cell table:formula="of:=ROUND(([.E7]+[.E23]+[.E39])/3;2)" office:value-type="float" office:value="1195.33" calcext:value-type="float">
            <text:p>1195.33</text:p>
          </table:table-cell>
          <table:table-cell table:formula="of:=(MAX([.E7];[.E23];[.E39]) - MIN([.E7];[.E23];[.E39]) )/2" office:value-type="float" office:value="4.5" calcext:value-type="float">
            <text:p>4.5</text:p>
          </table:table-cell>
        </table:table-row>
        <table:table-row table:style-name="ro1">
          <table:table-cell office:value-type="string" calcext:value-type="string">
            <text:p>parallel16</text:p>
          </table:table-cell>
          <table:table-cell office:value-type="float" office:value="2685.88" calcext:value-type="float">
            <text:p>2685.88</text:p>
          </table:table-cell>
          <table:table-cell office:value-type="float" office:value="5.84" calcext:value-type="float">
            <text:p>5.84</text:p>
          </table:table-cell>
          <table:table-cell office:value-type="string" calcext:value-type="string">
            <text:p><text:s/>2:48.56</text:p>
          </table:table-cell>
          <table:table-cell office:value-type="float" office:value="1596" calcext:value-type="float">
            <text:p>1596</text:p>
          </table:table-cell>
          <table:table-cell office:value-type="string" calcext:value-type="string">
            <text:p><text:s/></text:p>
          </table:table-cell>
          <table:table-cell table:formula="of:=[.D8]*86400" office:value-type="float" office:value="168.56" calcext:value-type="float">
            <text:p>168.56</text:p>
          </table:table-cell>
          <table:table-cell office:value-type="float" office:value="16" calcext:value-type="float">
            <text:p>16</text:p>
          </table:table-cell>
          <table:table-cell table:formula="of:=ROUND(([.B8]+[.B24]+[.B40])/3;2)" office:value-type="float" office:value="2691.49" calcext:value-type="float">
            <text:p>2691.49</text:p>
          </table:table-cell>
          <table:table-cell table:formula="of:=(MAX([.B8];[.B24];[.B40]) - MIN([.B8];[.B24];[.B40]) )/2" office:value-type="float" office:value="4.29999999999995" calcext:value-type="float">
            <text:p>4.29999999999995</text:p>
          </table:table-cell>
          <table:table-cell table:formula="of:=ROUND(([.C8]+[.C24]+[.C40])/3;2)" office:value-type="float" office:value="4.94" calcext:value-type="float">
            <text:p>4.94</text:p>
          </table:table-cell>
          <table:table-cell table:formula="of:=(MAX([.C8];[.C24];[.C40]) - MIN([.C8];[.C24];[.C40]) )/2" office:value-type="float" office:value="0.75" calcext:value-type="float">
            <text:p>0.75</text:p>
          </table:table-cell>
          <table:table-cell table:style-name="ce2" table:formula="of:=ROUND(([.G8]+[.G24]+[.G40])/3;2)" office:value-type="float" office:value="169.53" calcext:value-type="float">
            <text:p>169.53</text:p>
          </table:table-cell>
          <table:table-cell table:style-name="ce2" table:formula="of:=ROUND((MAX([.G8];[.G24];[.G40]) -  MIN([.G8];[.G24];[.G40])  )/2;2)" office:value-type="float" office:value="1.29" calcext:value-type="float">
            <text:p>1.29</text:p>
          </table:table-cell>
          <table:table-cell table:formula="of:=ROUND(([.E8]+[.E24]+[.E40])/3;2)" office:value-type="float" office:value="1589.67" calcext:value-type="float">
            <text:p>1589.67</text:p>
          </table:table-cell>
          <table:table-cell table:formula="of:=(MAX([.E8];[.E24];[.E40]) - MIN([.E8];[.E24];[.E40]) )/2" office:value-type="float" office:value="10.5" calcext:value-type="float">
            <text:p>10.5</text:p>
          </table:table-cell>
        </table:table-row>
        <table:table-row table:style-name="ro1">
          <table:table-cell office:value-type="string" calcext:value-type="string">
            <text:p>parallel20</text:p>
          </table:table-cell>
          <table:table-cell office:value-type="float" office:value="2720.52" calcext:value-type="float">
            <text:p>2720.52</text:p>
          </table:table-cell>
          <table:table-cell office:value-type="float" office:value="6.82" calcext:value-type="float">
            <text:p>6.82</text:p>
          </table:table-cell>
          <table:table-cell office:value-type="string" calcext:value-type="string">
            <text:p><text:s/>2:16.69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<text:s/></text:p>
          </table:table-cell>
          <table:table-cell table:formula="of:=[.D9]*86400" office:value-type="float" office:value="136.69" calcext:value-type="float">
            <text:p>136.69</text:p>
          </table:table-cell>
          <table:table-cell office:value-type="float" office:value="20" calcext:value-type="float">
            <text:p>20</text:p>
          </table:table-cell>
          <table:table-cell table:formula="of:=ROUND(([.B9]+[.B25]+[.B41])/3;2)" office:value-type="float" office:value="2789.39" calcext:value-type="float">
            <text:p>2789.39</text:p>
          </table:table-cell>
          <table:table-cell table:formula="of:=(MAX([.B9];[.B25];[.B41]) - MIN([.B9];[.B25];[.B41]) )/2" office:value-type="float" office:value="53.6099999999999" calcext:value-type="float">
            <text:p>53.6099999999999</text:p>
          </table:table-cell>
          <table:table-cell table:formula="of:=ROUND(([.C9]+[.C25]+[.C41])/3;2)" office:value-type="float" office:value="6.21" calcext:value-type="float">
            <text:p>6.21</text:p>
          </table:table-cell>
          <table:table-cell table:formula="of:=(MAX([.C9];[.C25];[.C41]) - MIN([.C9];[.C25];[.C41]) )/2" office:value-type="float" office:value="0.97" calcext:value-type="float">
            <text:p>0.97</text:p>
          </table:table-cell>
          <table:table-cell table:style-name="ce2" table:formula="of:=ROUND(([.G9]+[.G25]+[.G41])/3;2)" office:value-type="float" office:value="140.1" calcext:value-type="float">
            <text:p>140.1</text:p>
          </table:table-cell>
          <table:table-cell table:style-name="ce2" table:formula="of:=ROUND((MAX([.G9];[.G25];[.G41]) -  MIN([.G9];[.G25];[.G41])  )/2;2)" office:value-type="float" office:value="2.6" calcext:value-type="float">
            <text:p>2.6</text:p>
          </table:table-cell>
          <table:table-cell table:formula="of:=ROUND(([.E9]+[.E25]+[.E41])/3;2)" office:value-type="float" office:value="1995" calcext:value-type="float">
            <text:p>1995</text:p>
          </table:table-cell>
          <table:table-cell table:formula="of:=(MAX([.E9];[.E25];[.E41]) - MIN([.E9];[.E25];[.E41]) )/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rallel24</text:p>
          </table:table-cell>
          <table:table-cell office:value-type="float" office:value="2907.58" calcext:value-type="float">
            <text:p>2907.58</text:p>
          </table:table-cell>
          <table:table-cell office:value-type="float" office:value="6.52" calcext:value-type="float">
            <text:p>6.52</text:p>
          </table:table-cell>
          <table:table-cell office:value-type="string" calcext:value-type="string">
            <text:p><text:s/>2:04.57</text:p>
          </table:table-cell>
          <table:table-cell office:value-type="float" office:value="2339" calcext:value-type="float">
            <text:p>2339</text:p>
          </table:table-cell>
          <table:table-cell office:value-type="string" calcext:value-type="string">
            <text:p><text:s/></text:p>
          </table:table-cell>
          <table:table-cell table:formula="of:=[.D10]*86400" office:value-type="float" office:value="124.57" calcext:value-type="float">
            <text:p>124.57</text:p>
          </table:table-cell>
          <table:table-cell office:value-type="float" office:value="24" calcext:value-type="float">
            <text:p>24</text:p>
          </table:table-cell>
          <table:table-cell table:formula="of:=ROUND(([.B10]+[.B26]+[.B42])/3;2)" office:value-type="float" office:value="2857.14" calcext:value-type="float">
            <text:p>2857.14</text:p>
          </table:table-cell>
          <table:table-cell table:formula="of:=(MAX([.B10];[.B26];[.B42]) - MIN([.B10];[.B26];[.B42]) )/2" office:value-type="float" office:value="79.5549999999998" calcext:value-type="float">
            <text:p>79.5549999999998</text:p>
          </table:table-cell>
          <table:table-cell table:formula="of:=ROUND(([.C10]+[.C26]+[.C42])/3;2)" office:value-type="float" office:value="7.18" calcext:value-type="float">
            <text:p>7.18</text:p>
          </table:table-cell>
          <table:table-cell table:formula="of:=(MAX([.C10];[.C26];[.C42]) - MIN([.C10];[.C26];[.C42]) )/2" office:value-type="float" office:value="0.815" calcext:value-type="float">
            <text:p>0.815</text:p>
          </table:table-cell>
          <table:table-cell table:style-name="ce2" table:formula="of:=ROUND(([.G10]+[.G26]+[.G42])/3;2)" office:value-type="float" office:value="121.52" calcext:value-type="float">
            <text:p>121.52</text:p>
          </table:table-cell>
          <table:table-cell table:style-name="ce2" table:formula="of:=ROUND((MAX([.G10];[.G26];[.G42]) -  MIN([.G10];[.G26];[.G42])  )/2;2)" office:value-type="float" office:value="4.67" calcext:value-type="float">
            <text:p>4.67</text:p>
          </table:table-cell>
          <table:table-cell table:formula="of:=ROUND(([.E10]+[.E26]+[.E42])/3;2)" office:value-type="float" office:value="2357.67" calcext:value-type="float">
            <text:p>2357.67</text:p>
          </table:table-cell>
          <table:table-cell table:formula="of:=(MAX([.E10];[.E26];[.E42]) - MIN([.E10];[.E26];[.E42]) )/2" office:value-type="float" office:value="26.5" calcext:value-type="float">
            <text:p>26.5</text:p>
          </table:table-cell>
        </table:table-row>
        <table:table-row table:style-name="ro1">
          <table:table-cell office:value-type="string" calcext:value-type="string">
            <text:p>parallel28</text:p>
          </table:table-cell>
          <table:table-cell office:value-type="float" office:value="2980.92" calcext:value-type="float">
            <text:p>2980.92</text:p>
          </table:table-cell>
          <table:table-cell office:value-type="float" office:value="9.25" calcext:value-type="float">
            <text:p>9.25</text:p>
          </table:table-cell>
          <table:table-cell office:value-type="string" calcext:value-type="string">
            <text:p><text:s/>1:47.42</text:p>
          </table:table-cell>
          <table:table-cell office:value-type="float" office:value="2783" calcext:value-type="float">
            <text:p>2783</text:p>
          </table:table-cell>
          <table:table-cell office:value-type="string" calcext:value-type="string">
            <text:p><text:s/></text:p>
          </table:table-cell>
          <table:table-cell table:formula="of:=[.D11]*86400" office:value-type="float" office:value="107.42" calcext:value-type="float">
            <text:p>107.42</text:p>
          </table:table-cell>
          <table:table-cell office:value-type="float" office:value="28" calcext:value-type="float">
            <text:p>28</text:p>
          </table:table-cell>
          <table:table-cell table:formula="of:=ROUND(([.B11]+[.B27]+[.B43])/3;2)" office:value-type="float" office:value="2994.59" calcext:value-type="float">
            <text:p>2994.59</text:p>
          </table:table-cell>
          <table:table-cell table:formula="of:=(MAX([.B11];[.B27];[.B43]) - MIN([.B11];[.B27];[.B43]) )/2" office:value-type="float" office:value="40.645" calcext:value-type="float">
            <text:p>40.645</text:p>
          </table:table-cell>
          <table:table-cell table:formula="of:=ROUND(([.C11]+[.C27]+[.C43])/3;2)" office:value-type="float" office:value="9.55" calcext:value-type="float">
            <text:p>9.55</text:p>
          </table:table-cell>
          <table:table-cell table:formula="of:=(MAX([.C11];[.C27];[.C43]) - MIN([.C11];[.C27];[.C43]) )/2" office:value-type="float" office:value="0.24" calcext:value-type="float">
            <text:p>0.24</text:p>
          </table:table-cell>
          <table:table-cell table:style-name="ce2" table:formula="of:=ROUND(([.G11]+[.G27]+[.G43])/3;2)" office:value-type="float" office:value="109.25" calcext:value-type="float">
            <text:p>109.25</text:p>
          </table:table-cell>
          <table:table-cell table:style-name="ce2" table:formula="of:=ROUND((MAX([.G11];[.G27];[.G43]) -  MIN([.G11];[.G27];[.G43])  )/2;2)" office:value-type="float" office:value="2.49" calcext:value-type="float">
            <text:p>2.49</text:p>
          </table:table-cell>
          <table:table-cell table:formula="of:=ROUND(([.E11]+[.E27]+[.E43])/3;2)" office:value-type="float" office:value="2749.67" calcext:value-type="float">
            <text:p>2749.67</text:p>
          </table:table-cell>
          <table:table-cell table:formula="of:=(MAX([.E11];[.E27];[.E43]) - MIN([.E11];[.E27];[.E43]) )/2" office:value-type="float" office:value="34.5" calcext:value-type="float">
            <text:p>34.5</text:p>
          </table:table-cell>
        </table:table-row>
        <table:table-row table:style-name="ro1">
          <table:table-cell office:value-type="string" calcext:value-type="string">
            <text:p>parallel32</text:p>
          </table:table-cell>
          <table:table-cell office:value-type="float" office:value="3069.75" calcext:value-type="float">
            <text:p>3069.75</text:p>
          </table:table-cell>
          <table:table-cell office:value-type="float" office:value="11.13" calcext:value-type="float">
            <text:p>11.13</text:p>
          </table:table-cell>
          <table:table-cell office:value-type="string" calcext:value-type="string">
            <text:p><text:s/>1:37.11</text:p>
          </table:table-cell>
          <table:table-cell office:value-type="float" office:value="3172" calcext:value-type="float">
            <text:p>3172</text:p>
          </table:table-cell>
          <table:table-cell office:value-type="string" calcext:value-type="string">
            <text:p><text:s/></text:p>
          </table:table-cell>
          <table:table-cell table:formula="of:=[.D12]*86400" office:value-type="float" office:value="97.11" calcext:value-type="float">
            <text:p>97.11</text:p>
          </table:table-cell>
          <table:table-cell office:value-type="float" office:value="32" calcext:value-type="float">
            <text:p>32</text:p>
          </table:table-cell>
          <table:table-cell table:formula="of:=ROUND(([.B12]+[.B28]+[.B44])/3;2)" office:value-type="float" office:value="3101.65" calcext:value-type="float">
            <text:p>3101.65</text:p>
          </table:table-cell>
          <table:table-cell table:formula="of:=(MAX([.B12];[.B28];[.B44]) - MIN([.B12];[.B28];[.B44]) )/2" office:value-type="float" office:value="85.2649999999999" calcext:value-type="float">
            <text:p>85.2649999999999</text:p>
          </table:table-cell>
          <table:table-cell table:formula="of:=ROUND(([.C12]+[.C28]+[.C44])/3;2)" office:value-type="float" office:value="11.09" calcext:value-type="float">
            <text:p>11.09</text:p>
          </table:table-cell>
          <table:table-cell table:formula="of:=(MAX([.C12];[.C28];[.C44]) - MIN([.C12];[.C28];[.C44]) )/2" office:value-type="float" office:value="0.315" calcext:value-type="float">
            <text:p>0.315</text:p>
          </table:table-cell>
          <table:table-cell table:style-name="ce2" table:formula="of:=ROUND(([.G12]+[.G28]+[.G44])/3;2)" office:value-type="float" office:value="99.54" calcext:value-type="float">
            <text:p>99.54</text:p>
          </table:table-cell>
          <table:table-cell table:style-name="ce2" table:formula="of:=ROUND((MAX([.G12];[.G28];[.G44]) -  MIN([.G12];[.G28];[.G44])  )/2;2)" office:value-type="float" office:value="5.11" calcext:value-type="float">
            <text:p>5.11</text:p>
          </table:table-cell>
          <table:table-cell table:formula="of:=ROUND(([.E12]+[.E28]+[.E44])/3;2)" office:value-type="float" office:value="3129.33" calcext:value-type="float">
            <text:p>3129.33</text:p>
          </table:table-cell>
          <table:table-cell table:formula="of:=(MAX([.E12];[.E28];[.E44]) - MIN([.E12];[.E28];[.E44]) )/2"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parallel36</text:p>
          </table:table-cell>
          <table:table-cell office:value-type="float" office:value="3105.49" calcext:value-type="float">
            <text:p>3105.49</text:p>
          </table:table-cell>
          <table:table-cell office:value-type="float" office:value="13.81" calcext:value-type="float">
            <text:p>13.81</text:p>
          </table:table-cell>
          <table:table-cell office:value-type="string" calcext:value-type="string">
            <text:p><text:s/>1:27.23</text:p>
          </table:table-cell>
          <table:table-cell office:value-type="float" office:value="3575" calcext:value-type="float">
            <text:p>3575</text:p>
          </table:table-cell>
          <table:table-cell office:value-type="string" calcext:value-type="string">
            <text:p><text:s/></text:p>
          </table:table-cell>
          <table:table-cell table:formula="of:=[.D13]*86400" office:value-type="float" office:value="87.23" calcext:value-type="float">
            <text:p>87.23</text:p>
          </table:table-cell>
          <table:table-cell office:value-type="float" office:value="36" calcext:value-type="float">
            <text:p>36</text:p>
          </table:table-cell>
          <table:table-cell table:formula="of:=ROUND(([.B13]+[.B29]+[.B45])/3;2)" office:value-type="float" office:value="3076.84" calcext:value-type="float">
            <text:p>3076.84</text:p>
          </table:table-cell>
          <table:table-cell table:formula="of:=(MAX([.B13];[.B29];[.B45]) - MIN([.B13];[.B29];[.B45]) )/2" office:value-type="float" office:value="22.5949999999998" calcext:value-type="float">
            <text:p>22.5949999999998</text:p>
          </table:table-cell>
          <table:table-cell table:formula="of:=ROUND(([.C13]+[.C29]+[.C45])/3;2)" office:value-type="float" office:value="13.58" calcext:value-type="float">
            <text:p>13.58</text:p>
          </table:table-cell>
          <table:table-cell table:formula="of:=(MAX([.C13];[.C29];[.C45]) - MIN([.C13];[.C29];[.C45]) )/2" office:value-type="float" office:value="0.295" calcext:value-type="float">
            <text:p>0.295</text:p>
          </table:table-cell>
          <table:table-cell table:style-name="ce2" table:formula="of:=ROUND(([.G13]+[.G29]+[.G45])/3;2)" office:value-type="float" office:value="86.51" calcext:value-type="float">
            <text:p>86.51</text:p>
          </table:table-cell>
          <table:table-cell table:style-name="ce2" table:formula="of:=ROUND((MAX([.G13];[.G29];[.G45]) -  MIN([.G13];[.G29];[.G45])  )/2;2)" office:value-type="float" office:value="0.59" calcext:value-type="float">
            <text:p>0.59</text:p>
          </table:table-cell>
          <table:table-cell table:formula="of:=ROUND(([.E13]+[.E29]+[.E45])/3;2)" office:value-type="float" office:value="3572" calcext:value-type="float">
            <text:p>3572</text:p>
          </table:table-cell>
          <table:table-cell table:formula="of:=(MAX([.E13];[.E29];[.E45]) - MIN([.E13];[.E29];[.E45]) )/2"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parallel40</text:p>
          </table:table-cell>
          <table:table-cell office:value-type="float" office:value="3124.74" calcext:value-type="float">
            <text:p>3124.74</text:p>
          </table:table-cell>
          <table:table-cell office:value-type="float" office:value="16.39" calcext:value-type="float">
            <text:p>16.39</text:p>
          </table:table-cell>
          <table:table-cell office:value-type="string" calcext:value-type="string">
            <text:p><text:s/>1:20.10</text:p>
          </table:table-cell>
          <table:table-cell office:value-type="float" office:value="3921" calcext:value-type="float">
            <text:p>3921</text:p>
          </table:table-cell>
          <table:table-cell office:value-type="string" calcext:value-type="string">
            <text:p><text:s/></text:p>
          </table:table-cell>
          <table:table-cell table:formula="of:=[.D14]*86400" office:value-type="float" office:value="80.1" calcext:value-type="float">
            <text:p>80.1</text:p>
          </table:table-cell>
          <table:table-cell office:value-type="float" office:value="40" calcext:value-type="float">
            <text:p>40</text:p>
          </table:table-cell>
          <table:table-cell table:formula="of:=ROUND(([.B14]+[.B30]+[.B46])/3;2)" office:value-type="float" office:value="3137.18" calcext:value-type="float">
            <text:p>3137.18</text:p>
          </table:table-cell>
          <table:table-cell table:formula="of:=(MAX([.B14];[.B30];[.B46]) - MIN([.B14];[.B30];[.B46]) )/2" office:value-type="float" office:value="39.4649999999999" calcext:value-type="float">
            <text:p>39.4649999999999</text:p>
          </table:table-cell>
          <table:table-cell table:formula="of:=ROUND(([.C14]+[.C30]+[.C46])/3;2)" office:value-type="float" office:value="15.86" calcext:value-type="float">
            <text:p>15.86</text:p>
          </table:table-cell>
          <table:table-cell table:formula="of:=(MAX([.C14];[.C30];[.C46]) - MIN([.C14];[.C30];[.C46]) )/2" office:value-type="float" office:value="0.550000000000001" calcext:value-type="float">
            <text:p>0.550000000000001</text:p>
          </table:table-cell>
          <table:table-cell table:style-name="ce2" table:formula="of:=ROUND(([.G14]+[.G30]+[.G46])/3;2)" office:value-type="float" office:value="80.07" calcext:value-type="float">
            <text:p>80.07</text:p>
          </table:table-cell>
          <table:table-cell table:style-name="ce2" table:formula="of:=ROUND((MAX([.G14];[.G30];[.G46]) -  MIN([.G14];[.G30];[.G46])  )/2;2)" office:value-type="float" office:value="0.69" calcext:value-type="float">
            <text:p>0.69</text:p>
          </table:table-cell>
          <table:table-cell table:formula="of:=ROUND(([.E14]+[.E30]+[.E46])/3;2)" office:value-type="float" office:value="3937.67" calcext:value-type="float">
            <text:p>3937.67</text:p>
          </table:table-cell>
          <table:table-cell table:formula="of:=(MAX([.E14];[.E30];[.E46]) - MIN([.E14];[.E30];[.E46]) )/2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rallel44</text:p>
          </table:table-cell>
          <table:table-cell office:value-type="float" office:value="3134.92" calcext:value-type="float">
            <text:p>3134.92</text:p>
          </table:table-cell>
          <table:table-cell office:value-type="float" office:value="18.71" calcext:value-type="float">
            <text:p>18.71</text:p>
          </table:table-cell>
          <table:table-cell office:value-type="string" calcext:value-type="string">
            <text:p><text:s/>1:12.46</text:p>
          </table:table-cell>
          <table:table-cell office:value-type="float" office:value="4351" calcext:value-type="float">
            <text:p>4351</text:p>
          </table:table-cell>
          <table:table-cell office:value-type="string" calcext:value-type="string">
            <text:p><text:s/></text:p>
          </table:table-cell>
          <table:table-cell table:formula="of:=[.D15]*86400" office:value-type="float" office:value="72.46" calcext:value-type="float">
            <text:p>72.46</text:p>
          </table:table-cell>
          <table:table-cell office:value-type="float" office:value="44" calcext:value-type="float">
            <text:p>44</text:p>
          </table:table-cell>
          <table:table-cell table:formula="of:=ROUND(([.B15]+[.B31]+[.B47])/3;2)" office:value-type="float" office:value="3162.3" calcext:value-type="float">
            <text:p>3162.3</text:p>
          </table:table-cell>
          <table:table-cell table:formula="of:=(MAX([.B15];[.B31];[.B47]) - MIN([.B15];[.B31];[.B47]) )/2" office:value-type="float" office:value="26.865" calcext:value-type="float">
            <text:p>26.865</text:p>
          </table:table-cell>
          <table:table-cell table:formula="of:=ROUND(([.C15]+[.C31]+[.C47])/3;2)" office:value-type="float" office:value="19.51" calcext:value-type="float">
            <text:p>19.51</text:p>
          </table:table-cell>
          <table:table-cell table:formula="of:=(MAX([.C15];[.C31];[.C47]) - MIN([.C15];[.C31];[.C47]) )/2" office:value-type="float" office:value="1.12" calcext:value-type="float">
            <text:p>1.12</text:p>
          </table:table-cell>
          <table:table-cell table:style-name="ce2" table:formula="of:=ROUND(([.G15]+[.G31]+[.G47])/3;2)" office:value-type="float" office:value="73.22" calcext:value-type="float">
            <text:p>73.22</text:p>
          </table:table-cell>
          <table:table-cell table:style-name="ce2" table:formula="of:=ROUND((MAX([.G15];[.G31];[.G47]) -  MIN([.G15];[.G31];[.G47])  )/2;2)" office:value-type="float" office:value="0.72" calcext:value-type="float">
            <text:p>0.72</text:p>
          </table:table-cell>
          <table:table-cell table:formula="of:=ROUND(([.E15]+[.E31]+[.E47])/3;2)" office:value-type="float" office:value="4344.67" calcext:value-type="float">
            <text:p>4344.67</text:p>
          </table:table-cell>
          <table:table-cell table:formula="of:=(MAX([.E15];[.E31];[.E47]) - MIN([.E15];[.E31];[.E47]) )/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rallel48</text:p>
          </table:table-cell>
          <table:table-cell office:value-type="float" office:value="3201.78" calcext:value-type="float">
            <text:p>3201.78</text:p>
          </table:table-cell>
          <table:table-cell office:value-type="float" office:value="21.42" calcext:value-type="float">
            <text:p>21.42</text:p>
          </table:table-cell>
          <table:table-cell office:value-type="string" calcext:value-type="string">
            <text:p><text:s/>1:08.34</text:p>
          </table:table-cell>
          <table:table-cell office:value-type="float" office:value="4716" calcext:value-type="float">
            <text:p>4716</text:p>
          </table:table-cell>
          <table:table-cell office:value-type="string" calcext:value-type="string">
            <text:p><text:s/></text:p>
          </table:table-cell>
          <table:table-cell table:formula="of:=[.D16]*86400" office:value-type="float" office:value="68.34" calcext:value-type="float">
            <text:p>68.34</text:p>
          </table:table-cell>
          <table:table-cell office:value-type="float" office:value="48" calcext:value-type="float">
            <text:p>48</text:p>
          </table:table-cell>
          <table:table-cell table:formula="of:=ROUND(([.B16]+[.B32]+[.B48])/3;2)" office:value-type="float" office:value="3236.78" calcext:value-type="float">
            <text:p>3236.78</text:p>
          </table:table-cell>
          <table:table-cell table:formula="of:=(MAX([.B16];[.B32];[.B48]) - MIN([.B16];[.B32];[.B48]) )/2" office:value-type="float" office:value="107.005" calcext:value-type="float">
            <text:p>107.005</text:p>
          </table:table-cell>
          <table:table-cell table:formula="of:=ROUND(([.C16]+[.C32]+[.C48])/3;2)" office:value-type="float" office:value="21.97" calcext:value-type="float">
            <text:p>21.97</text:p>
          </table:table-cell>
          <table:table-cell table:formula="of:=(MAX([.C16];[.C32];[.C48]) - MIN([.C16];[.C32];[.C48]) )/2" office:value-type="float" office:value="0.594999999999999" calcext:value-type="float">
            <text:p>0.594999999999999</text:p>
          </table:table-cell>
          <table:table-cell table:style-name="ce2" table:formula="of:=ROUND(([.G16]+[.G32]+[.G48])/3;2)" office:value-type="float" office:value="70.16" calcext:value-type="float">
            <text:p>70.16</text:p>
          </table:table-cell>
          <table:table-cell table:style-name="ce2" table:formula="of:=ROUND((MAX([.G16];[.G32];[.G48]) -  MIN([.G16];[.G32];[.G48])  )/2;2)" office:value-type="float" office:value="4.05" calcext:value-type="float">
            <text:p>4.05</text:p>
          </table:table-cell>
          <table:table-cell table:formula="of:=ROUND(([.E16]+[.E32]+[.E48])/3;2)" office:value-type="float" office:value="4649" calcext:value-type="float">
            <text:p>4649</text:p>
          </table:table-cell>
          <table:table-cell table:formula="of:=(MAX([.E16];[.E32];[.E48]) - MIN([.E16];[.E32];[.E48]) )/2" office:value-type="float" office:value="111.5" calcext:value-type="float">
            <text:p>111.5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12"/>
        </table:table-row>
        <table:table-row table:style-name="ro1">
          <table:table-cell/>
          <table:table-cell office:value-type="string" calcext:value-type="string">
            <text:p>run2</text:p>
          </table:table-cell>
          <table:table-cell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serial</text:p>
          </table:table-cell>
          <table:table-cell office:value-type="float" office:value="2625.42" calcext:value-type="float">
            <text:p>2625.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43:45.66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</text:p>
          </table:table-cell>
          <table:table-cell table:formula="of:=[.D19]*86400" office:value-type="float" office:value="2625.66" calcext:value-type="float">
            <text:p>2625.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allel1</text:p>
          </table:table-cell>
          <table:table-cell office:value-type="float" office:value="2629.1" calcext:value-type="float">
            <text:p>2629.1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<text:s/>43:49.5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</text:p>
          </table:table-cell>
          <table:table-cell table:formula="of:=[.D20]*86400" office:value-type="float" office:value="2629.57" calcext:value-type="float">
            <text:p>2629.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allel4</text:p>
          </table:table-cell>
          <table:table-cell office:value-type="float" office:value="2636.4" calcext:value-type="float">
            <text:p>2636.4</text:p>
          </table:table-cell>
          <table:table-cell office:value-type="float" office:value="3.09" calcext:value-type="float">
            <text:p>3.09</text:p>
          </table:table-cell>
          <table:table-cell office:value-type="string" calcext:value-type="string">
            <text:p><text:s/>10:59.1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<text:s/></text:p>
          </table:table-cell>
          <table:table-cell table:formula="of:=[.D21]*86400" office:value-type="float" office:value="659.11" calcext:value-type="float">
            <text:p>659.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allel8</text:p>
          </table:table-cell>
          <table:table-cell office:value-type="float" office:value="2643.34" calcext:value-type="float">
            <text:p>2643.34</text:p>
          </table:table-cell>
          <table:table-cell office:value-type="float" office:value="2.84" calcext:value-type="float">
            <text:p>2.84</text:p>
          </table:table-cell>
          <table:table-cell office:value-type="string" calcext:value-type="string">
            <text:p><text:s/>5:30.79</text:p>
          </table:table-cell>
          <table:table-cell office:value-type="float" office:value="799" calcext:value-type="float">
            <text:p>799</text:p>
          </table:table-cell>
          <table:table-cell office:value-type="string" calcext:value-type="string">
            <text:p><text:s/></text:p>
          </table:table-cell>
          <table:table-cell table:formula="of:=[.D22]*86400" office:value-type="float" office:value="330.79" calcext:value-type="float">
            <text:p>330.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allel12</text:p>
          </table:table-cell>
          <table:table-cell office:value-type="float" office:value="2662.52" calcext:value-type="float">
            <text:p>2662.52</text:p>
          </table:table-cell>
          <table:table-cell office:value-type="float" office:value="4.34" calcext:value-type="float">
            <text:p>4.34</text:p>
          </table:table-cell>
          <table:table-cell office:value-type="string" calcext:value-type="string">
            <text:p><text:s/>3:42.75</text:p>
          </table:table-cell>
          <table:table-cell office:value-type="float" office:value="1197" calcext:value-type="float">
            <text:p>1197</text:p>
          </table:table-cell>
          <table:table-cell office:value-type="string" calcext:value-type="string">
            <text:p><text:s/></text:p>
          </table:table-cell>
          <table:table-cell table:formula="of:=[.D23]*86400" office:value-type="float" office:value="222.75" calcext:value-type="float">
            <text:p>222.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allel16</text:p>
          </table:table-cell>
          <table:table-cell office:value-type="float" office:value="2694.1" calcext:value-type="float">
            <text:p>2694.1</text:p>
          </table:table-cell>
          <table:table-cell office:value-type="float" office:value="4.65" calcext:value-type="float">
            <text:p>4.65</text:p>
          </table:table-cell>
          <table:table-cell office:value-type="string" calcext:value-type="string">
            <text:p><text:s/>2:48.89</text:p>
          </table:table-cell>
          <table:table-cell office:value-type="float" office:value="1597" calcext:value-type="float">
            <text:p>1597</text:p>
          </table:table-cell>
          <table:table-cell office:value-type="string" calcext:value-type="string">
            <text:p><text:s/></text:p>
          </table:table-cell>
          <table:table-cell table:formula="of:=[.D24]*86400" office:value-type="float" office:value="168.89" calcext:value-type="float">
            <text:p>168.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allel20</text:p>
          </table:table-cell>
          <table:table-cell office:value-type="float" office:value="2827.74" calcext:value-type="float">
            <text:p>2827.74</text:p>
          </table:table-cell>
          <table:table-cell office:value-type="float" office:value="4.93" calcext:value-type="float">
            <text:p>4.93</text:p>
          </table:table-cell>
          <table:table-cell office:value-type="string" calcext:value-type="string">
            <text:p><text:s/>2:21.88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<text:s/></text:p>
          </table:table-cell>
          <table:table-cell table:formula="of:=[.D25]*86400" office:value-type="float" office:value="141.88" calcext:value-type="float">
            <text:p>141.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allel24</text:p>
          </table:table-cell>
          <table:table-cell office:value-type="float" office:value="2752.36" calcext:value-type="float">
            <text:p>2752.36</text:p>
          </table:table-cell>
          <table:table-cell office:value-type="float" office:value="6.86" calcext:value-type="float">
            <text:p>6.86</text:p>
          </table:table-cell>
          <table:table-cell office:value-type="string" calcext:value-type="string">
            <text:p><text:s/>1:55.33</text:p>
          </table:table-cell>
          <table:table-cell office:value-type="float" office:value="2392" calcext:value-type="float">
            <text:p>2392</text:p>
          </table:table-cell>
          <table:table-cell office:value-type="string" calcext:value-type="string">
            <text:p><text:s/></text:p>
          </table:table-cell>
          <table:table-cell table:formula="of:=[.D26]*86400" office:value-type="float" office:value="115.33" calcext:value-type="float">
            <text:p>115.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allel28</text:p>
          </table:table-cell>
          <table:table-cell office:value-type="float" office:value="2960.78" calcext:value-type="float">
            <text:p>2960.78</text:p>
          </table:table-cell>
          <table:table-cell office:value-type="float" office:value="9.66" calcext:value-type="float">
            <text:p>9.66</text:p>
          </table:table-cell>
          <table:table-cell office:value-type="string" calcext:value-type="string">
            <text:p><text:s/>1:47.92</text:p>
          </table:table-cell>
          <table:table-cell office:value-type="float" office:value="2752" calcext:value-type="float">
            <text:p>2752</text:p>
          </table:table-cell>
          <table:table-cell office:value-type="string" calcext:value-type="string">
            <text:p><text:s/></text:p>
          </table:table-cell>
          <table:table-cell table:formula="of:=[.D27]*86400" office:value-type="float" office:value="107.92" calcext:value-type="float">
            <text:p>107.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allel32</text:p>
          </table:table-cell>
          <table:table-cell office:value-type="float" office:value="3032.34" calcext:value-type="float">
            <text:p>3032.34</text:p>
          </table:table-cell>
          <table:table-cell office:value-type="float" office:value="10.75" calcext:value-type="float">
            <text:p>10.75</text:p>
          </table:table-cell>
          <table:table-cell office:value-type="string" calcext:value-type="string">
            <text:p><text:s/>1:35.65</text:p>
          </table:table-cell>
          <table:table-cell office:value-type="float" office:value="3181" calcext:value-type="float">
            <text:p>3181</text:p>
          </table:table-cell>
          <table:table-cell office:value-type="string" calcext:value-type="string">
            <text:p><text:s/></text:p>
          </table:table-cell>
          <table:table-cell table:formula="of:=[.D28]*86400" office:value-type="float" office:value="95.65" calcext:value-type="float">
            <text:p>95.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allel36</text:p>
          </table:table-cell>
          <table:table-cell office:value-type="float" office:value="3064.73" calcext:value-type="float">
            <text:p>3064.73</text:p>
          </table:table-cell>
          <table:table-cell office:value-type="float" office:value="13.72" calcext:value-type="float">
            <text:p>13.72</text:p>
          </table:table-cell>
          <table:table-cell office:value-type="string" calcext:value-type="string">
            <text:p><text:s/>1:26.23</text:p>
          </table:table-cell>
          <table:table-cell office:value-type="float" office:value="3570" calcext:value-type="float">
            <text:p>3570</text:p>
          </table:table-cell>
          <table:table-cell office:value-type="string" calcext:value-type="string">
            <text:p><text:s/></text:p>
          </table:table-cell>
          <table:table-cell table:formula="of:=[.D29]*86400" office:value-type="float" office:value="86.23" calcext:value-type="float">
            <text:p>86.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allel40</text:p>
          </table:table-cell>
          <table:table-cell office:value-type="float" office:value="3182.87" calcext:value-type="float">
            <text:p>3182.87</text:p>
          </table:table-cell>
          <table:table-cell office:value-type="float" office:value="15.29" calcext:value-type="float">
            <text:p>15.29</text:p>
          </table:table-cell>
          <table:table-cell office:value-type="string" calcext:value-type="string">
            <text:p><text:s/>1:20.74</text:p>
          </table:table-cell>
          <table:table-cell office:value-type="float" office:value="3961" calcext:value-type="float">
            <text:p>3961</text:p>
          </table:table-cell>
          <table:table-cell office:value-type="string" calcext:value-type="string">
            <text:p><text:s/></text:p>
          </table:table-cell>
          <table:table-cell table:formula="of:=[.D30]*86400" office:value-type="float" office:value="80.74" calcext:value-type="float">
            <text:p>80.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allel44</text:p>
          </table:table-cell>
          <table:table-cell office:value-type="float" office:value="3188.65" calcext:value-type="float">
            <text:p>3188.65</text:p>
          </table:table-cell>
          <table:table-cell office:value-type="float" office:value="20.95" calcext:value-type="float">
            <text:p>20.95</text:p>
          </table:table-cell>
          <table:table-cell office:value-type="string" calcext:value-type="string">
            <text:p><text:s/>1:13.90</text:p>
          </table:table-cell>
          <table:table-cell office:value-type="float" office:value="4342" calcext:value-type="float">
            <text:p>4342</text:p>
          </table:table-cell>
          <table:table-cell office:value-type="string" calcext:value-type="string">
            <text:p><text:s/></text:p>
          </table:table-cell>
          <table:table-cell table:formula="of:=[.D31]*86400" office:value-type="float" office:value="73.9" calcext:value-type="float">
            <text:p>73.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allel48</text:p>
          </table:table-cell>
          <table:table-cell office:value-type="float" office:value="3361.29" calcext:value-type="float">
            <text:p>3361.29</text:p>
          </table:table-cell>
          <table:table-cell office:value-type="float" office:value="22.61" calcext:value-type="float">
            <text:p>22.61</text:p>
          </table:table-cell>
          <table:table-cell office:value-type="string" calcext:value-type="string">
            <text:p><text:s/>1:15.12</text:p>
          </table:table-cell>
          <table:table-cell office:value-type="float" office:value="4504" calcext:value-type="float">
            <text:p>4504</text:p>
          </table:table-cell>
          <table:table-cell office:value-type="string" calcext:value-type="string">
            <text:p><text:s/></text:p>
          </table:table-cell>
          <table:table-cell table:formula="of:=[.D32]*86400" office:value-type="float" office:value="75.12" calcext:value-type="float">
            <text:p>75.12</text:p>
          </table:table-cell>
          <table:table-cell table:number-columns-repeated="9"/>
        </table:table-row>
        <table:table-row table:style-name="ro1">
          <table:table-cell table:number-columns-repeated="3"/>
          <table:table-cell table:style-name="Default"/>
          <table:table-cell table:number-columns-repeated="12"/>
        </table:table-row>
        <table:table-row table:style-name="ro1">
          <table:table-cell/>
          <table:table-cell office:value-type="string" calcext:value-type="string">
            <text:p>run3</text:p>
          </table:table-cell>
          <table:table-cell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serial</text:p>
          </table:table-cell>
          <table:table-cell office:value-type="float" office:value="2625.33" calcext:value-type="float">
            <text:p>2625.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43:45.5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</text:p>
          </table:table-cell>
          <table:table-cell table:formula="of:=[.D35]*86400" office:value-type="float" office:value="2625.58" calcext:value-type="float">
            <text:p>2625.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allel1</text:p>
          </table:table-cell>
          <table:table-cell office:value-type="float" office:value="2630.55" calcext:value-type="float">
            <text:p>2630.55</text:p>
          </table:table-cell>
          <table:table-cell office:value-type="float" office:value="2.78" calcext:value-type="float">
            <text:p>2.78</text:p>
          </table:table-cell>
          <table:table-cell office:value-type="string" calcext:value-type="string">
            <text:p><text:s/>43:49.7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table:formula="of:=[.D36]*86400" office:value-type="float" office:value="2629.72" calcext:value-type="float">
            <text:p>2629.7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allel4</text:p>
          </table:table-cell>
          <table:table-cell office:value-type="float" office:value="2649.49" calcext:value-type="float">
            <text:p>2649.49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<text:s/>11:02.87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<text:s/></text:p>
          </table:table-cell>
          <table:table-cell table:formula="of:=[.D37]*86400" office:value-type="float" office:value="662.87" calcext:value-type="float">
            <text:p>662.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allel8</text:p>
          </table:table-cell>
          <table:table-cell office:value-type="float" office:value="2647.35" calcext:value-type="float">
            <text:p>2647.35</text:p>
          </table:table-cell>
          <table:table-cell office:value-type="float" office:value="3.78" calcext:value-type="float">
            <text:p>3.78</text:p>
          </table:table-cell>
          <table:table-cell office:value-type="string" calcext:value-type="string">
            <text:p><text:s/>5:31.18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<text:s/></text:p>
          </table:table-cell>
          <table:table-cell table:formula="of:=[.D38]*86400" office:value-type="float" office:value="331.18" calcext:value-type="float">
            <text:p>331.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allel12</text:p>
          </table:table-cell>
          <table:table-cell office:value-type="float" office:value="2675.92" calcext:value-type="float">
            <text:p>2675.92</text:p>
          </table:table-cell>
          <table:table-cell office:value-type="float" office:value="3.46" calcext:value-type="float">
            <text:p>3.46</text:p>
          </table:table-cell>
          <table:table-cell office:value-type="string" calcext:value-type="string">
            <text:p><text:s/>3:45.09</text:p>
          </table:table-cell>
          <table:table-cell office:value-type="float" office:value="1190" calcext:value-type="float">
            <text:p>1190</text:p>
          </table:table-cell>
          <table:table-cell office:value-type="string" calcext:value-type="string">
            <text:p><text:s/></text:p>
          </table:table-cell>
          <table:table-cell table:formula="of:=[.D39]*86400" office:value-type="float" office:value="225.09" calcext:value-type="float">
            <text:p>225.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allel16</text:p>
          </table:table-cell>
          <table:table-cell office:value-type="float" office:value="2694.48" calcext:value-type="float">
            <text:p>2694.48</text:p>
          </table:table-cell>
          <table:table-cell office:value-type="float" office:value="4.34" calcext:value-type="float">
            <text:p>4.34</text:p>
          </table:table-cell>
          <table:table-cell office:value-type="string" calcext:value-type="string">
            <text:p><text:s/>2:51.14</text:p>
          </table:table-cell>
          <table:table-cell office:value-type="float" office:value="1576" calcext:value-type="float">
            <text:p>1576</text:p>
          </table:table-cell>
          <table:table-cell office:value-type="string" calcext:value-type="string">
            <text:p><text:s/></text:p>
          </table:table-cell>
          <table:table-cell table:formula="of:=[.D40]*86400" office:value-type="float" office:value="171.14" calcext:value-type="float">
            <text:p>171.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allel20</text:p>
          </table:table-cell>
          <table:table-cell office:value-type="float" office:value="2819.91" calcext:value-type="float">
            <text:p>2819.91</text:p>
          </table:table-cell>
          <table:table-cell office:value-type="float" office:value="6.87" calcext:value-type="float">
            <text:p>6.87</text:p>
          </table:table-cell>
          <table:table-cell office:value-type="string" calcext:value-type="string">
            <text:p><text:s/>2:21.72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<text:s/></text:p>
          </table:table-cell>
          <table:table-cell table:formula="of:=[.D41]*86400" office:value-type="float" office:value="141.72" calcext:value-type="float">
            <text:p>141.7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allel24</text:p>
          </table:table-cell>
          <table:table-cell office:value-type="float" office:value="2911.47" calcext:value-type="float">
            <text:p>2911.47</text:p>
          </table:table-cell>
          <table:table-cell office:value-type="float" office:value="8.15" calcext:value-type="float">
            <text:p>8.15</text:p>
          </table:table-cell>
          <table:table-cell office:value-type="string" calcext:value-type="string">
            <text:p><text:s/>2:04.66</text:p>
          </table:table-cell>
          <table:table-cell office:value-type="float" office:value="2342" calcext:value-type="float">
            <text:p>2342</text:p>
          </table:table-cell>
          <table:table-cell office:value-type="string" calcext:value-type="string">
            <text:p><text:s/></text:p>
          </table:table-cell>
          <table:table-cell table:formula="of:=[.D42]*86400" office:value-type="float" office:value="124.66" calcext:value-type="float">
            <text:p>124.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allel28</text:p>
          </table:table-cell>
          <table:table-cell office:value-type="float" office:value="3042.07" calcext:value-type="float">
            <text:p>3042.07</text:p>
          </table:table-cell>
          <table:table-cell office:value-type="float" office:value="9.73" calcext:value-type="float">
            <text:p>9.73</text:p>
          </table:table-cell>
          <table:table-cell office:value-type="string" calcext:value-type="string">
            <text:p><text:s/>1:52.40</text:p>
          </table:table-cell>
          <table:table-cell office:value-type="float" office:value="2714" calcext:value-type="float">
            <text:p>2714</text:p>
          </table:table-cell>
          <table:table-cell office:value-type="string" calcext:value-type="string">
            <text:p><text:s/></text:p>
          </table:table-cell>
          <table:table-cell table:formula="of:=[.D43]*86400" office:value-type="float" office:value="112.4" calcext:value-type="float">
            <text:p>112.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allel32</text:p>
          </table:table-cell>
          <table:table-cell office:value-type="float" office:value="3202.87" calcext:value-type="float">
            <text:p>3202.87</text:p>
          </table:table-cell>
          <table:table-cell office:value-type="float" office:value="11.38" calcext:value-type="float">
            <text:p>11.38</text:p>
          </table:table-cell>
          <table:table-cell office:value-type="string" calcext:value-type="string">
            <text:p><text:s/>1:45.87</text:p>
          </table:table-cell>
          <table:table-cell office:value-type="float" office:value="3035" calcext:value-type="float">
            <text:p>3035</text:p>
          </table:table-cell>
          <table:table-cell office:value-type="string" calcext:value-type="string">
            <text:p><text:s/></text:p>
          </table:table-cell>
          <table:table-cell table:formula="of:=[.D44]*86400" office:value-type="float" office:value="105.87" calcext:value-type="float">
            <text:p>105.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allel36</text:p>
          </table:table-cell>
          <table:table-cell office:value-type="float" office:value="3060.3" calcext:value-type="float">
            <text:p>3060.3</text:p>
          </table:table-cell>
          <table:table-cell office:value-type="float" office:value="13.22" calcext:value-type="float">
            <text:p>13.22</text:p>
          </table:table-cell>
          <table:table-cell office:value-type="string" calcext:value-type="string">
            <text:p><text:s/>1:26.06</text:p>
          </table:table-cell>
          <table:table-cell office:value-type="float" office:value="3571" calcext:value-type="float">
            <text:p>3571</text:p>
          </table:table-cell>
          <table:table-cell office:value-type="string" calcext:value-type="string">
            <text:p><text:s/></text:p>
          </table:table-cell>
          <table:table-cell table:formula="of:=[.D45]*86400" office:value-type="float" office:value="86.06" calcext:value-type="float">
            <text:p>86.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allel40</text:p>
          </table:table-cell>
          <table:table-cell office:value-type="float" office:value="3103.94" calcext:value-type="float">
            <text:p>3103.94</text:p>
          </table:table-cell>
          <table:table-cell office:value-type="float" office:value="15.91" calcext:value-type="float">
            <text:p>15.91</text:p>
          </table:table-cell>
          <table:table-cell office:value-type="string" calcext:value-type="string">
            <text:p><text:s/>1:19.36</text:p>
          </table:table-cell>
          <table:table-cell office:value-type="float" office:value="3931" calcext:value-type="float">
            <text:p>3931</text:p>
          </table:table-cell>
          <table:table-cell office:value-type="string" calcext:value-type="string">
            <text:p><text:s/></text:p>
          </table:table-cell>
          <table:table-cell table:formula="of:=[.D46]*86400" office:value-type="float" office:value="79.36" calcext:value-type="float">
            <text:p>79.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allel44</text:p>
          </table:table-cell>
          <table:table-cell office:value-type="float" office:value="3163.32" calcext:value-type="float">
            <text:p>3163.32</text:p>
          </table:table-cell>
          <table:table-cell office:value-type="float" office:value="18.87" calcext:value-type="float">
            <text:p>18.87</text:p>
          </table:table-cell>
          <table:table-cell office:value-type="string" calcext:value-type="string">
            <text:p><text:s/>1:13.29</text:p>
          </table:table-cell>
          <table:table-cell office:value-type="float" office:value="4341" calcext:value-type="float">
            <text:p>4341</text:p>
          </table:table-cell>
          <table:table-cell office:value-type="string" calcext:value-type="string">
            <text:p><text:s/></text:p>
          </table:table-cell>
          <table:table-cell table:formula="of:=[.D47]*86400" office:value-type="float" office:value="73.29" calcext:value-type="float">
            <text:p>73.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allel48</text:p>
          </table:table-cell>
          <table:table-cell office:value-type="float" office:value="3147.28" calcext:value-type="float">
            <text:p>3147.28</text:p>
          </table:table-cell>
          <table:table-cell office:value-type="float" office:value="21.89" calcext:value-type="float">
            <text:p>21.89</text:p>
          </table:table-cell>
          <table:table-cell office:value-type="string" calcext:value-type="string">
            <text:p><text:s/>1:07.03</text:p>
          </table:table-cell>
          <table:table-cell office:value-type="float" office:value="4727" calcext:value-type="float">
            <text:p>4727</text:p>
          </table:table-cell>
          <table:table-cell office:value-type="string" calcext:value-type="string">
            <text:p><text:s/></text:p>
          </table:table-cell>
          <table:table-cell table:formula="of:=[.D48]*86400" office:value-type="float" office:value="67.03" calcext:value-type="float">
            <text:p>67.03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0-10-29T22:40:41.768302398</dc:date>
    <meta:editing-duration>PT37S</meta:editing-duration>
    <meta:editing-cycles>1</meta:editing-cycles>
    <meta:document-statistic meta:table-count="1" meta:cell-count="428" meta:object-count="0"/>
    <meta:generator>LibreOffice/7.0.2.2$Linux_X86_64 LibreOffice_project/00$Build-2</meta:generator>
  </office:meta>
</office:document-meta>
</file>